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stroke="solid" draw:stroke-dash="Fine_20_Dashed_20__28_var_29_" draw:marker-end="Rounded_20_short_20_Arrow" draw:marker-end-width="0.508cm" draw:fill="none" draw:textarea-horizontal-align="center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1.9cm" svg:x="11cm" svg:y="10cm">
          <text:p text:style-name="P1">+increment()</text:p>
          <text:p text:style-name="P1">+getValue():in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.693cm" svg:y1="14cm" svg:x2="17.693cm" svg:y2="12.5cm">
          <text:p/>
        </draw:line>
        <draw:custom-shape draw:style-name="gr1" draw:text-style-name="P2" draw:layer="layout" svg:width="12.7cm" svg:height="2cm" svg:x="11cm" svg:y="14cm">
          <text:p text:style-name="P2">MultiCount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7cm" svg:height="1.9cm" svg:x="11cm" svg:y="17cm">
          <text:p text:style-name="P1">+MultiCounter(initialValue:int):MultiCounter</text:p>
          <text:p text:style-name="P1">+multiIncrement(n:int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2.7cm" svg:height="2cm" svg:x="11cm" svg:y="7cm">
          <text:p text:style-name="P2">Count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7cm" svg:height="2.5cm" svg:x="11cm" svg:y="10cm">
          <text:p text:style-name="P1">+Counter(initialValue:int):Counter</text:p>
          <text:p text:style-name="P1">+increment()</text:p>
          <text:p text:style-name="P1">+getValue():i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7cm" svg:height="1cm" svg:x="11cm" svg:y="9cm">
          <text:p text:style-name="P1">-value:i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7cm" svg:height="1cm" svg:x="11cm" svg:y="1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5M34S</meta:editing-duration>
    <meta:editing-cycles>13</meta:editing-cycles>
    <meta:generator>LibreOffice/3.6$Linux_X86_64 LibreOffice_project/360m1$Build-2</meta:generator>
    <dc:date>2013-10-16T12:16:23</dc:date>
    <meta:document-statistic meta:object-count="8"/>
  </office:meta>
</office:document-meta>
</file>